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ro1" style:family="table-row">
      <style:table-row-properties style:row-height="0.1756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fo:border="none" style:vertical-align="bottom"/>
      <style:text-properties style:font-name="Arial" fo:font-size="10pt"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T1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5.69999980926514pt" style:font-weight-complex="bold"/>
    </style:style>
    <style:style style:name="T2" style:family="text">
      <style:text-properties fo:font-size="12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43" table:default-cell-style-name="Default"/>
        <table:table-row table:style-name="ro1"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, Hom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1"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number-columns-repeated="24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6">04/16/2008</text:date>, <text:time>17:5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4-16T17:58:52</dc:date>
    <meta:editing-cycles>48</meta:editing-cycles>
    <meta:editing-duration>PT18H7M4S</meta:editing-duration>
    <meta:user-defined meta:name="Info 1"/>
    <meta:user-defined meta:name="Info 2"/>
    <meta:user-defined meta:name="Info 3"/>
    <meta:user-defined meta:name="Info 4"/>
    <meta:document-statistic meta:table-count="1" meta:cell-count="169"/>
  </office:meta>
</office:document-meta>
</file>